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00 us</text:p>
          </table:table-cell>
          <table:table-cell office:value-type="string" calcext:value-type="string">
            <text:p>1 tik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2]*100/10000"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20V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formula="of:=[.B2]*[.$D$7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table:formula="of:=[.B3]*[.$D$7]" office:value-type="float" office:value="148.75" calcext:value-type="float">
            <text:p>148.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  <table:table-cell table:formula="of:=[.B4]*[.$D$7]" office:value-type="float" office:value="292.5" calcext:value-type="float">
            <text:p>292.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table:formula="of:=[.B5]*[.$D$7]"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  <table:table-cell table:formula="of:=[.B6]*[.$D$7]" office:value-type="float" office:value="431.25" calcext:value-type="float">
            <text:p>431.2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0" calcext:value-type="float">
            <text:p>380</text:p>
          </table:table-cell>
          <table:table-cell table:formula="of:=[.B7]*[.$D$7]" office:value-type="float" office:value="475" calcext:value-type="float">
            <text:p>475</text:p>
          </table:table-cell>
          <table:table-cell table:formula="of:=150/120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5" calcext:value-type="float">
            <text:p>395</text:p>
          </table:table-cell>
          <table:table-cell table:formula="of:=[.B8]*[.$D$7]" office:value-type="float" office:value="493.75" calcext:value-type="float">
            <text:p>493.7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formula="of:=[.B12]*[.$D$1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formula="of:=[.B13]*[.$D$14]" office:value-type="float" office:value="354" calcext:value-type="float">
            <text:p>35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formula="of:=[.B14]*[.$D$14]" office:value-type="float" office:value="518.4" calcext:value-type="float">
            <text:p>518.4</text:p>
          </table:table-cell>
          <table:table-cell table:formula="of:=180/150"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table:formula="of:=[.B15]*[.$D$14]" office:value-type="float" office:value="584.4" calcext:value-type="float">
            <text:p>584.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80V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table:formula="of:=[.B18]*[.$D$35]" office:value-type="float" office:value="193.333333333333" calcext:value-type="float">
            <text:p>193.33333333333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table:formula="of:=[.B19]*[.$D$35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7" calcext:value-type="float">
            <text:p>357</text:p>
          </table:table-cell>
          <table:table-cell table:formula="of:=[.B20]*[.$D$35]"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9" calcext:value-type="float">
            <text:p>519</text:p>
          </table:table-cell>
          <table:table-cell table:formula="of:=[.B21]*[.$D$35]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6" calcext:value-type="float">
            <text:p>566</text:p>
          </table:table-cell>
          <table:table-cell table:formula="of:=[.B22]*[.$D$35]" office:value-type="float" office:value="754.666666666667" calcext:value-type="float">
            <text:p>754.66666666666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table:formula="of:=[.B23]*[.$D$35]" office:value-type="float" office:value="766.666666666667" calcext:value-type="float">
            <text:p>766.66666666666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10 V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40 V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240/180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0" calcext:value-type="float">
            <text:p>7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50V</text:p>
          </table:table-cell>
          <table:table-cell table:number-columns-repeated="3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 calcext:value-type="string">
            <text:p>270V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 style:data-style-name="N2" text:time-value="18:47:59.70986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18:10:26.970310900</meta:creation-date>
    <dc:date>2025-04-17T18:53:48.585658300</dc:date>
    <meta:editing-duration>PT8M15S</meta:editing-duration>
    <meta:editing-cycles>2</meta:editing-cycles>
    <meta:generator>LibreOffice/25.2.2.2$Windows_X86_64 LibreOffice_project/7370d4be9e3cf6031a51beef54ff3bda878e3fac</meta:generator>
    <meta:document-statistic meta:table-count="2" meta:cell-count="93" meta:object-count="0"/>
  </office:meta>
</office:document-meta>
</file>